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ContentHandler.startElement( String uri , String loc , String raw ,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gingContentHandler.endElement( String uri , String loc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LoggingContentHandler( String id ,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log( String location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gingConten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ontentHandl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